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6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bottom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49.12pt" svg:height="255.09pt" svg:x="62.65pt" svg:y="139.83pt">
            <loext:p draw:notify-on-update-of-ranges="Sheet1.C1:Sheet1.J1 Sheet1.B2:Sheet1.B2 Sheet1.C2:Sheet1.J2 Sheet1.B3:Sheet1.B3 Sheet1.C3:Sheet1.J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47.96pt" svg:height="255.09pt" svg:x="62.65pt" svg:y="1011pt">
            <loext:p draw:notify-on-update-of-ranges="Sheet1.C1:Sheet1.J1 Sheet1.B2:Sheet1.B2 Sheet1.C2:Sheet1.J2 Sheet1.B4:Sheet1.B4 Sheet1.C4:Sheet1.J4 Sheet1.B5:Sheet1.B5 Sheet1.C5:Sheet1.J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47.59pt" svg:height="255.09pt" svg:x="63.38pt" svg:y="433.5pt">
            <loext:p draw:notify-on-update-of-ranges="Sheet1.C1:Sheet1.J1 Sheet1.B2:Sheet1.B2 Sheet1.C2:Sheet1.J2 Sheet1.B6:Sheet1.B6 Sheet1.C6:Sheet1.J6 Sheet1.B7:Sheet1.B7 Sheet1.C7:Sheet1.J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0.06pt" svg:height="255.09pt" svg:x="61.37pt" svg:y="709.82pt">
            <loext:p draw:notify-on-update-of-ranges="Sheet1.C1:Sheet1.J1 Sheet1.B2:Sheet1.B2 Sheet1.C2:Sheet1.J2 Sheet1.B8:Sheet1.B8 Sheet1.C8:Sheet1.J8 Sheet1.B9:Sheet1.B9 Sheet1.C9:Sheet1.J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1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row table:style-name="ro1">
          <table:table-cell table:style-name="ce1"/>
          <table:table-cell office:value-type="string" calcext:value-type="string">
            <text:p>method</text:p>
          </table:table-cell>
          <table:table-cell table:style-name="ce1" office:value-type="string" calcext:value-type="string">
            <text:p>#1</text:p>
          </table:table-cell>
          <table:table-cell table:style-name="ce1" office:value-type="string" calcext:value-type="string">
            <text:p>#2</text:p>
          </table:table-cell>
          <table:table-cell office:value-type="string" calcext:value-type="string">
            <text:p>#3</text:p>
          </table:table-cell>
          <table:table-cell table:style-name="ce1" office:value-type="string" calcext:value-type="string">
            <text:p>#4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#test2-5</text:p>
          </table:table-cell>
          <table:table-cell office:value-type="string" calcext:value-type="string">
            <text:p>PMGraph</text:p>
          </table:table-cell>
        </table:table-row>
        <table:table-row table:style-name="ro1">
          <table:table-cell/>
          <table:table-cell office:value-type="string" calcext:value-type="string">
            <text:p>inputGraph</text:p>
          </table:table-cell>
          <table:table-cell table:style-name="ce2" office:value-type="float" office:value="0.92192" calcext:value-type="float">
            <text:p>0.92192</text:p>
          </table:table-cell>
          <table:table-cell office:value-type="float" office:value="0.93288" calcext:value-type="float">
            <text:p>0.93288</text:p>
          </table:table-cell>
          <table:table-cell table:style-name="ce2" office:value-type="float" office:value="0.8532" calcext:value-type="float">
            <text:p>0.8532</text:p>
          </table:table-cell>
          <table:table-cell office:value-type="float" office:value="0.93367" calcext:value-type="float">
            <text:p>0.93367</text:p>
          </table:table-cell>
          <table:table-cell table:style-name="ce2" office:value-type="float" office:value="0.94571" calcext:value-type="float">
            <text:p>0.94571</text:p>
          </table:table-cell>
          <table:table-cell table:style-name="ce2" office:value-type="float" office:value="0.94218" calcext:value-type="float">
            <text:p>0.94218</text:p>
          </table:table-cell>
          <table:table-cell table:style-name="ce2" office:value-type="float" office:value="0.8456" calcext:value-type="float">
            <text:p>0.84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onnectedComponent</text:p>
          </table:table-cell>
          <table:table-cell table:style-name="ce2" office:value-type="float" office:value="0.91947" calcext:value-type="float">
            <text:p>0.91947</text:p>
          </table:table-cell>
          <table:table-cell office:value-type="float" office:value="0.93037" calcext:value-type="float">
            <text:p>0.93037</text:p>
          </table:table-cell>
          <table:table-cell table:style-name="ce2" office:value-type="float" office:value="0.85278" calcext:value-type="float">
            <text:p>0.85278</text:p>
          </table:table-cell>
          <table:table-cell office:value-type="float" office:value="0.93093" calcext:value-type="float">
            <text:p>0.93093</text:p>
          </table:table-cell>
          <table:table-cell table:style-name="ce2" office:value-type="float" office:value="0.93716" calcext:value-type="float">
            <text:p>0.93716</text:p>
          </table:table-cell>
          <table:table-cell table:style-name="ce2" office:value-type="float" office:value="0.93258" calcext:value-type="float">
            <text:p>0.93258</text:p>
          </table:table-cell>
          <table:table-cell table:style-name="ce2" office:value-type="float" office:value="0.80649" calcext:value-type="float">
            <text:p>0.806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CPiv</text:p>
          </table:table-cell>
          <table:table-cell table:style-name="ce2" office:value-type="float" office:value="0.94161" calcext:value-type="float">
            <text:p>0.94161</text:p>
          </table:table-cell>
          <table:table-cell office:value-type="float" office:value="0.94435" calcext:value-type="float">
            <text:p>0.94435</text:p>
          </table:table-cell>
          <table:table-cell table:style-name="ce2" office:value-type="float" office:value="0.85909" calcext:value-type="float">
            <text:p>0.85909</text:p>
          </table:table-cell>
          <table:table-cell office:value-type="float" office:value="0.94419" calcext:value-type="float">
            <text:p>0.94419</text:p>
          </table:table-cell>
          <table:table-cell table:style-name="ce2" office:value-type="float" office:value="0.95837" calcext:value-type="float">
            <text:p>0.95837</text:p>
          </table:table-cell>
          <table:table-cell table:style-name="ce2" office:value-type="float" office:value="0.96317" calcext:value-type="float">
            <text:p>0.96317</text:p>
          </table:table-cell>
          <table:table-cell table:style-name="ce2" office:value-type="float" office:value="0.90621" calcext:value-type="float">
            <text:p>0.906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C1side-dblp</text:p>
          </table:table-cell>
          <table:table-cell table:style-name="ce2" office:value-type="float" office:value="0.94015" calcext:value-type="float">
            <text:p>0.94015</text:p>
          </table:table-cell>
          <table:table-cell office:value-type="float" office:value="0.94426" calcext:value-type="float">
            <text:p>0.94426</text:p>
          </table:table-cell>
          <table:table-cell table:style-name="ce2" office:value-type="float" office:value="0.85747" calcext:value-type="float">
            <text:p>0.85747</text:p>
          </table:table-cell>
          <table:table-cell office:value-type="float" office:value="0.94479" calcext:value-type="float">
            <text:p>0.94479</text:p>
          </table:table-cell>
          <table:table-cell table:style-name="ce2" office:value-type="float" office:value="0.95873" calcext:value-type="float">
            <text:p>0.95873</text:p>
          </table:table-cell>
          <table:table-cell table:style-name="ce2" office:value-type="float" office:value="0.9636" calcext:value-type="float">
            <text:p>0.9636</text:p>
          </table:table-cell>
          <table:table-cell table:style-name="ce2" office:value-type="float" office:value="0.90286" calcext:value-type="float">
            <text:p>0.902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enter</text:p>
          </table:table-cell>
          <table:table-cell table:style-name="ce2" office:value-type="float" office:value="0.94305" calcext:value-type="float">
            <text:p>0.94305</text:p>
          </table:table-cell>
          <table:table-cell office:value-type="float" office:value="0.94488" calcext:value-type="float">
            <text:p>0.94488</text:p>
          </table:table-cell>
          <table:table-cell table:style-name="ce2" office:value-type="float" office:value="0.85811" calcext:value-type="float">
            <text:p>0.85811</text:p>
          </table:table-cell>
          <table:table-cell office:value-type="float" office:value="0.94532" calcext:value-type="float">
            <text:p>0.94532</text:p>
          </table:table-cell>
          <table:table-cell table:style-name="ce2" office:value-type="float" office:value="0.95949" calcext:value-type="float">
            <text:p>0.95949</text:p>
          </table:table-cell>
          <table:table-cell table:style-name="ce2" office:value-type="float" office:value="0.96461" calcext:value-type="float">
            <text:p>0.96461</text:p>
          </table:table-cell>
          <table:table-cell table:style-name="ce2" office:value-type="float" office:value="0.96378" calcext:value-type="float">
            <text:p>0.963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ergCenter</text:p>
          </table:table-cell>
          <table:table-cell table:style-name="ce2" office:value-type="float" office:value="0.94064" calcext:value-type="float">
            <text:p>0.94064</text:p>
          </table:table-cell>
          <table:table-cell office:value-type="float" office:value="0.94246" calcext:value-type="float">
            <text:p>0.94246</text:p>
          </table:table-cell>
          <table:table-cell table:style-name="ce2" office:value-type="float" office:value="0.85822" calcext:value-type="float">
            <text:p>0.85822</text:p>
          </table:table-cell>
          <table:table-cell office:value-type="float" office:value="0.94289" calcext:value-type="float">
            <text:p>0.94289</text:p>
          </table:table-cell>
          <table:table-cell table:style-name="ce2" office:value-type="float" office:value="0.9544" calcext:value-type="float">
            <text:p>0.9544</text:p>
          </table:table-cell>
          <table:table-cell table:style-name="ce2" office:value-type="float" office:value="0.95763" calcext:value-type="float">
            <text:p>0.95763</text:p>
          </table:table-cell>
          <table:table-cell table:style-name="ce2" office:value-type="float" office:value="0.85913" calcext:value-type="float">
            <text:p>0.859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tar1</text:p>
          </table:table-cell>
          <table:table-cell table:style-name="ce2" office:value-type="float" office:value="0.92192" calcext:value-type="float">
            <text:p>0.92192</text:p>
          </table:table-cell>
          <table:table-cell office:value-type="float" office:value="0.93288" calcext:value-type="float">
            <text:p>0.93288</text:p>
          </table:table-cell>
          <table:table-cell table:style-name="ce2" office:value-type="float" office:value="0.8532" calcext:value-type="float">
            <text:p>0.8532</text:p>
          </table:table-cell>
          <table:table-cell office:value-type="float" office:value="0.93367" calcext:value-type="float">
            <text:p>0.93367</text:p>
          </table:table-cell>
          <table:table-cell table:style-name="ce2" office:value-type="float" office:value="0.94583" calcext:value-type="float">
            <text:p>0.94583</text:p>
          </table:table-cell>
          <table:table-cell table:style-name="ce2" office:value-type="float" office:value="0.94218" calcext:value-type="float">
            <text:p>0.94218</text:p>
          </table:table-cell>
          <table:table-cell table:style-name="ce2" office:value-type="float" office:value="0.8456" calcext:value-type="float">
            <text:p>0.84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tar2</text:p>
          </table:table-cell>
          <table:table-cell table:style-name="ce2" office:value-type="float" office:value="0.92253" calcext:value-type="float">
            <text:p>0.92253</text:p>
          </table:table-cell>
          <table:table-cell office:value-type="float" office:value="0.93351" calcext:value-type="float">
            <text:p>0.93351</text:p>
          </table:table-cell>
          <table:table-cell table:style-name="ce2" office:value-type="float" office:value="0.85341" calcext:value-type="float">
            <text:p>0.85341</text:p>
          </table:table-cell>
          <table:table-cell office:value-type="float" office:value="0.93438" calcext:value-type="float">
            <text:p>0.93438</text:p>
          </table:table-cell>
          <table:table-cell table:style-name="ce2" office:value-type="float" office:value="0.94642" calcext:value-type="float">
            <text:p>0.94642</text:p>
          </table:table-cell>
          <table:table-cell table:style-name="ce2" office:value-type="float" office:value="0.94268" calcext:value-type="float">
            <text:p>0.94268</text:p>
          </table:table-cell>
          <table:table-cell table:style-name="ce2" office:value-type="float" office:value="0.84843" calcext:value-type="float">
            <text:p>0.8484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40">
          <table:table-cell table:number-columns-repeated="10"/>
        </table:table-row>
        <table:table-row table:style-name="ro1" table:number-rows-repeated="7">
          <table:table-cell table:style-name="ce1"/>
          <table:table-cell table:number-columns-repeated="9"/>
        </table:table-row>
        <table:table-row table:style-name="ro1">
          <table:table-cell table:style-name="ce1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/00/0000</text:date>, <text:time style:data-style-name="N2" text:time-value="10:56:54.3680847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17:50:51.598958093</meta:creation-date>
    <dc:title>Tables</dc:title>
    <dc:date>2017-01-18T10:57:47.340047026</dc:date>
    <meta:editing-duration>PT20M48S</meta:editing-duration>
    <meta:editing-cycles>8</meta:editing-cycles>
    <meta:generator>LibreOffice/5.1.2.2$Linux_X86_64 LibreOffice_project/10m0$Build-2</meta:generator>
    <meta:document-statistic meta:table-count="1" meta:cell-count="8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0.5" chart:maximum="1" chart:interval-major="0.0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845cm" svg:height="9cm" xlink:href=".." xlink:type="simple" chart:class="chart:line" chart:style-name="ch1">
        <chart:title svg:x="5.259cm" svg:y="0.316cm" chart:style-name="ch2">
          <text:p>FM-ConnectedComponent</text:p>
        </chart:title>
        <chart:legend chart:legend-position="bottom" svg:x="3.328cm" svg:y="8.005cm" style:legend-expansion="wide" chart:style-name="ch3"/>
        <chart:plot-area chart:style-name="ch4" table:cell-range-address="Sheet1.C1:Sheet1.J3 Sheet1.B2:Sheet1.B3" chart:data-source-has-labels="both" svg:x="0.316cm" svg:y="1.301cm" svg:width="15.213cm" svg:height="5.543cm">
          <chartooo:coordinate-region svg:x="1.228cm" svg:y="1.5cm" svg:width="13.572cm" svg:height="4.697cm"/>
          <chart:axis chart:dimension="x" chart:name="primary-x" chart:style-name="ch5" chartooo:axis-type="auto">
            <chartooo:date-scale/>
            <chart:title svg:x="7.309cm" svg:y="7.024cm" chart:style-name="ch6">
              <text:p>graphId</text:p>
            </chart:title>
            <chart:categories table:cell-range-address="Sheet1.C1:Sheet1.J1"/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series chart:style-name="ch9" chart:values-cell-range-address="Sheet1.C2:Sheet1.J2" chart:label-cell-address="Sheet1.B2:Sheet1.B2" chart:class="chart:line">
            <chart:data-point chart:repeated="8"/>
          </chart:series>
          <chart:series chart:style-name="ch10" chart:values-cell-range-address="Sheet1.C3:Sheet1.J3" chart:label-cell-address="Sheet1.B3:Sheet1.B3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#1</text:p>
                <draw:g>
                  <svg:desc>Sheet1.C1:Sheet1.J1</svg:desc>
                </draw:g>
              </table:table-cell>
              <table:table-cell office:value-type="string">
                <text:p>#2</text:p>
              </table:table-cell>
              <table:table-cell office:value-type="string">
                <text:p>#3</text:p>
              </table:table-cell>
              <table:table-cell office:value-type="string">
                <text:p>#4</text:p>
              </table:table-cell>
              <table:table-cell office:value-type="string">
                <text:p>#5</text:p>
              </table:table-cell>
              <table:table-cell office:value-type="string">
                <text:p>#8</text:p>
              </table:table-cell>
              <table:table-cell office:value-type="string">
                <text:p>#test2-5</text:p>
              </table:table-cell>
              <table:table-cell office:value-type="string">
                <text:p>PMGraph</text:p>
              </table:table-cell>
            </table:table-row>
          </table:table-header-rows>
          <table:table-rows>
            <table:table-row>
              <table:table-cell office:value-type="string">
                <text:p>inputGraph</text:p>
                <draw:g>
                  <svg:desc>Sheet1.B2:Sheet1.B2</svg:desc>
                </draw:g>
              </table:table-cell>
              <table:table-cell office:value-type="float" office:value="0.92192">
                <text:p>0.92192</text:p>
                <draw:g>
                  <svg:desc>Sheet1.C2:Sheet1.J2</svg:desc>
                </draw:g>
              </table:table-cell>
              <table:table-cell office:value-type="float" office:value="0.93288">
                <text:p>0.93288</text:p>
              </table:table-cell>
              <table:table-cell office:value-type="float" office:value="0.8532">
                <text:p>0.8532</text:p>
              </table:table-cell>
              <table:table-cell office:value-type="float" office:value="0.93367">
                <text:p>0.93367</text:p>
              </table:table-cell>
              <table:table-cell office:value-type="float" office:value="0.94571">
                <text:p>0.94571</text:p>
              </table:table-cell>
              <table:table-cell office:value-type="float" office:value="0.94218">
                <text:p>0.94218</text:p>
              </table:table-cell>
              <table:table-cell office:value-type="float" office:value="0.8456">
                <text:p>0.84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nnectedComponent</text:p>
                <draw:g>
                  <svg:desc>Sheet1.B3:Sheet1.B3</svg:desc>
                </draw:g>
              </table:table-cell>
              <table:table-cell office:value-type="float" office:value="0.91947">
                <text:p>0.91947</text:p>
                <draw:g>
                  <svg:desc>Sheet1.C3:Sheet1.J3</svg:desc>
                </draw:g>
              </table:table-cell>
              <table:table-cell office:value-type="float" office:value="0.93037">
                <text:p>0.93037</text:p>
              </table:table-cell>
              <table:table-cell office:value-type="float" office:value="0.85278">
                <text:p>0.85278</text:p>
              </table:table-cell>
              <table:table-cell office:value-type="float" office:value="0.93093">
                <text:p>0.93093</text:p>
              </table:table-cell>
              <table:table-cell office:value-type="float" office:value="0.93716">
                <text:p>0.93716</text:p>
              </table:table-cell>
              <table:table-cell office:value-type="float" office:value="0.93258">
                <text:p>0.93258</text:p>
              </table:table-cell>
              <table:table-cell office:value-type="float" office:value="0.80649">
                <text:p>0.8064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0.5" chart:maximum="1" chart:interval-major="0.0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804cm" svg:height="9cm" xlink:href=".." xlink:type="simple" chart:class="chart:line" chart:style-name="ch1">
        <chart:title svg:x="5.57cm" svg:y="0.316cm" chart:style-name="ch2">
          <text:p>FM-CorrelationClstring</text:p>
        </chart:title>
        <chart:legend chart:legend-position="bottom" svg:x="3.247cm" svg:y="8.005cm" style:legend-expansion="wide" chart:style-name="ch3"/>
        <chart:plot-area chart:style-name="ch4" table:cell-range-address="Sheet1.C1:Sheet1.J2 Sheet1.B2:Sheet1.B2 Sheet1.B4:Sheet1.J5" chart:data-source-has-labels="both" svg:x="0.316cm" svg:y="1.301cm" svg:width="15.172cm" svg:height="5.543cm">
          <chartooo:coordinate-region svg:x="1.228cm" svg:y="1.5cm" svg:width="13.531cm" svg:height="4.697cm"/>
          <chart:axis chart:dimension="x" chart:name="primary-x" chart:style-name="ch5" chartooo:axis-type="auto">
            <chartooo:date-scale/>
            <chart:title svg:x="7.289cm" svg:y="7.024cm" chart:style-name="ch6">
              <text:p>graphId</text:p>
            </chart:title>
            <chart:categories table:cell-range-address="Sheet1.C1:Sheet1.J1"/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series chart:style-name="ch9" chart:values-cell-range-address="Sheet1.C2:Sheet1.J2" chart:label-cell-address="Sheet1.B2:Sheet1.B2" chart:class="chart:line">
            <chart:data-point chart:repeated="8"/>
          </chart:series>
          <chart:series chart:style-name="ch10" chart:values-cell-range-address="Sheet1.C4:Sheet1.J4" chart:label-cell-address="Sheet1.B4:Sheet1.B4" chart:class="chart:line">
            <chart:data-point chart:repeated="8"/>
          </chart:series>
          <chart:series chart:style-name="ch11" chart:values-cell-range-address="Sheet1.C5:Sheet1.J5" chart:label-cell-address="Sheet1.B5:Sheet1.B5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#1</text:p>
                <draw:g>
                  <svg:desc>Sheet1.C1:Sheet1.J1</svg:desc>
                </draw:g>
              </table:table-cell>
              <table:table-cell office:value-type="string">
                <text:p>#2</text:p>
              </table:table-cell>
              <table:table-cell office:value-type="string">
                <text:p>#3</text:p>
              </table:table-cell>
              <table:table-cell office:value-type="string">
                <text:p>#4</text:p>
              </table:table-cell>
              <table:table-cell office:value-type="string">
                <text:p>#5</text:p>
              </table:table-cell>
              <table:table-cell office:value-type="string">
                <text:p>#8</text:p>
              </table:table-cell>
              <table:table-cell office:value-type="string">
                <text:p>#test2-5</text:p>
              </table:table-cell>
              <table:table-cell office:value-type="string">
                <text:p>PMGraph</text:p>
              </table:table-cell>
            </table:table-row>
          </table:table-header-rows>
          <table:table-rows>
            <table:table-row>
              <table:table-cell office:value-type="string">
                <text:p>inputGraph</text:p>
                <draw:g>
                  <svg:desc>Sheet1.B2:Sheet1.B2</svg:desc>
                </draw:g>
              </table:table-cell>
              <table:table-cell office:value-type="float" office:value="0.92192">
                <text:p>0.92192</text:p>
                <draw:g>
                  <svg:desc>Sheet1.C2:Sheet1.J2</svg:desc>
                </draw:g>
              </table:table-cell>
              <table:table-cell office:value-type="float" office:value="0.93288">
                <text:p>0.93288</text:p>
              </table:table-cell>
              <table:table-cell office:value-type="float" office:value="0.8532">
                <text:p>0.8532</text:p>
              </table:table-cell>
              <table:table-cell office:value-type="float" office:value="0.93367">
                <text:p>0.93367</text:p>
              </table:table-cell>
              <table:table-cell office:value-type="float" office:value="0.94571">
                <text:p>0.94571</text:p>
              </table:table-cell>
              <table:table-cell office:value-type="float" office:value="0.94218">
                <text:p>0.94218</text:p>
              </table:table-cell>
              <table:table-cell office:value-type="float" office:value="0.8456">
                <text:p>0.84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CPiv</text:p>
                <draw:g>
                  <svg:desc>Sheet1.B4:Sheet1.B4</svg:desc>
                </draw:g>
              </table:table-cell>
              <table:table-cell office:value-type="float" office:value="0.94161">
                <text:p>0.94161</text:p>
                <draw:g>
                  <svg:desc>Sheet1.C4:Sheet1.J4</svg:desc>
                </draw:g>
              </table:table-cell>
              <table:table-cell office:value-type="float" office:value="0.94435">
                <text:p>0.94435</text:p>
              </table:table-cell>
              <table:table-cell office:value-type="float" office:value="0.85909">
                <text:p>0.85909</text:p>
              </table:table-cell>
              <table:table-cell office:value-type="float" office:value="0.94419">
                <text:p>0.94419</text:p>
              </table:table-cell>
              <table:table-cell office:value-type="float" office:value="0.95837">
                <text:p>0.95837</text:p>
              </table:table-cell>
              <table:table-cell office:value-type="float" office:value="0.96317">
                <text:p>0.96317</text:p>
              </table:table-cell>
              <table:table-cell office:value-type="float" office:value="0.90621">
                <text:p>0.906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C1side-dblp</text:p>
                <draw:g>
                  <svg:desc>Sheet1.B5:Sheet1.B5</svg:desc>
                </draw:g>
              </table:table-cell>
              <table:table-cell office:value-type="float" office:value="0.94015">
                <text:p>0.94015</text:p>
                <draw:g>
                  <svg:desc>Sheet1.C5:Sheet1.J5</svg:desc>
                </draw:g>
              </table:table-cell>
              <table:table-cell office:value-type="float" office:value="0.94426">
                <text:p>0.94426</text:p>
              </table:table-cell>
              <table:table-cell office:value-type="float" office:value="0.85747">
                <text:p>0.85747</text:p>
              </table:table-cell>
              <table:table-cell office:value-type="float" office:value="0.94479">
                <text:p>0.94479</text:p>
              </table:table-cell>
              <table:table-cell office:value-type="float" office:value="0.95873">
                <text:p>0.95873</text:p>
              </table:table-cell>
              <table:table-cell office:value-type="float" office:value="0.9636">
                <text:p>0.9636</text:p>
              </table:table-cell>
              <table:table-cell office:value-type="float" office:value="0.90286">
                <text:p>0.9028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0.5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791cm" svg:height="9cm" xlink:href=".." xlink:type="simple" chart:class="chart:line" chart:style-name="ch1">
        <chart:title svg:x="6.753cm" svg:y="0.316cm" chart:style-name="ch2">
          <text:p>FM-Center</text:p>
        </chart:title>
        <chart:legend chart:legend-position="bottom" svg:x="3.412cm" svg:y="8.005cm" style:legend-expansion="wide" chart:style-name="ch3"/>
        <chart:plot-area chart:style-name="ch4" table:cell-range-address="Sheet1.C1:Sheet1.J2 Sheet1.B2:Sheet1.B2 Sheet1.B6:Sheet1.J7" chart:data-source-has-labels="both" svg:x="0.315cm" svg:y="1.301cm" svg:width="15.161cm" svg:height="5.543cm">
          <chartooo:coordinate-region svg:x="1.227cm" svg:y="1.5cm" svg:width="13.52cm" svg:height="4.697cm"/>
          <chart:axis chart:dimension="x" chart:name="primary-x" chart:style-name="ch5" chartooo:axis-type="auto">
            <chartooo:date-scale/>
            <chart:title svg:x="7.282cm" svg:y="7.024cm" chart:style-name="ch6">
              <text:p>graphId</text:p>
            </chart:title>
            <chart:categories table:cell-range-address="Sheet1.C1:Sheet1.J1"/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series chart:style-name="ch9" chart:values-cell-range-address="Sheet1.C2:Sheet1.J2" chart:label-cell-address="Sheet1.B2:Sheet1.B2" chart:class="chart:line">
            <chart:data-point chart:repeated="8"/>
          </chart:series>
          <chart:series chart:style-name="ch10" chart:values-cell-range-address="Sheet1.C6:Sheet1.J6" chart:label-cell-address="Sheet1.B6:Sheet1.B6" chart:class="chart:line">
            <chart:data-point chart:repeated="8"/>
          </chart:series>
          <chart:series chart:style-name="ch11" chart:values-cell-range-address="Sheet1.C7:Sheet1.J7" chart:label-cell-address="Sheet1.B7:Sheet1.B7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#1</text:p>
                <draw:g>
                  <svg:desc>Sheet1.C1:Sheet1.J1</svg:desc>
                </draw:g>
              </table:table-cell>
              <table:table-cell office:value-type="string">
                <text:p>#2</text:p>
              </table:table-cell>
              <table:table-cell office:value-type="string">
                <text:p>#3</text:p>
              </table:table-cell>
              <table:table-cell office:value-type="string">
                <text:p>#4</text:p>
              </table:table-cell>
              <table:table-cell office:value-type="string">
                <text:p>#5</text:p>
              </table:table-cell>
              <table:table-cell office:value-type="string">
                <text:p>#8</text:p>
              </table:table-cell>
              <table:table-cell office:value-type="string">
                <text:p>#test2-5</text:p>
              </table:table-cell>
              <table:table-cell office:value-type="string">
                <text:p>PMGraph</text:p>
              </table:table-cell>
            </table:table-row>
          </table:table-header-rows>
          <table:table-rows>
            <table:table-row>
              <table:table-cell office:value-type="string">
                <text:p>inputGraph</text:p>
                <draw:g>
                  <svg:desc>Sheet1.B2:Sheet1.B2</svg:desc>
                </draw:g>
              </table:table-cell>
              <table:table-cell office:value-type="float" office:value="0.92192">
                <text:p>0.92192</text:p>
                <draw:g>
                  <svg:desc>Sheet1.C2:Sheet1.J2</svg:desc>
                </draw:g>
              </table:table-cell>
              <table:table-cell office:value-type="float" office:value="0.93288">
                <text:p>0.93288</text:p>
              </table:table-cell>
              <table:table-cell office:value-type="float" office:value="0.8532">
                <text:p>0.8532</text:p>
              </table:table-cell>
              <table:table-cell office:value-type="float" office:value="0.93367">
                <text:p>0.93367</text:p>
              </table:table-cell>
              <table:table-cell office:value-type="float" office:value="0.94571">
                <text:p>0.94571</text:p>
              </table:table-cell>
              <table:table-cell office:value-type="float" office:value="0.94218">
                <text:p>0.94218</text:p>
              </table:table-cell>
              <table:table-cell office:value-type="float" office:value="0.8456">
                <text:p>0.84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enter</text:p>
                <draw:g>
                  <svg:desc>Sheet1.B6:Sheet1.B6</svg:desc>
                </draw:g>
              </table:table-cell>
              <table:table-cell office:value-type="float" office:value="0.94305">
                <text:p>0.94305</text:p>
                <draw:g>
                  <svg:desc>Sheet1.C6:Sheet1.J6</svg:desc>
                </draw:g>
              </table:table-cell>
              <table:table-cell office:value-type="float" office:value="0.94488">
                <text:p>0.94488</text:p>
              </table:table-cell>
              <table:table-cell office:value-type="float" office:value="0.85811">
                <text:p>0.85811</text:p>
              </table:table-cell>
              <table:table-cell office:value-type="float" office:value="0.94532">
                <text:p>0.94532</text:p>
              </table:table-cell>
              <table:table-cell office:value-type="float" office:value="0.95949">
                <text:p>0.95949</text:p>
              </table:table-cell>
              <table:table-cell office:value-type="float" office:value="0.96461">
                <text:p>0.96461</text:p>
              </table:table-cell>
              <table:table-cell office:value-type="float" office:value="0.96378">
                <text:p>0.963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ergCenter</text:p>
                <draw:g>
                  <svg:desc>Sheet1.B7:Sheet1.B7</svg:desc>
                </draw:g>
              </table:table-cell>
              <table:table-cell office:value-type="float" office:value="0.94064">
                <text:p>0.94064</text:p>
                <draw:g>
                  <svg:desc>Sheet1.C7:Sheet1.J7</svg:desc>
                </draw:g>
              </table:table-cell>
              <table:table-cell office:value-type="float" office:value="0.94246">
                <text:p>0.94246</text:p>
              </table:table-cell>
              <table:table-cell office:value-type="float" office:value="0.85822">
                <text:p>0.85822</text:p>
              </table:table-cell>
              <table:table-cell office:value-type="float" office:value="0.94289">
                <text:p>0.94289</text:p>
              </table:table-cell>
              <table:table-cell office:value-type="float" office:value="0.9544">
                <text:p>0.9544</text:p>
              </table:table-cell>
              <table:table-cell office:value-type="float" office:value="0.95763">
                <text:p>0.95763</text:p>
              </table:table-cell>
              <table:table-cell office:value-type="float" office:value="0.85913">
                <text:p>0.8591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0.5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878cm" svg:height="9cm" xlink:href=".." xlink:type="simple" chart:class="chart:line" chart:style-name="ch1">
        <chart:title svg:x="7.049cm" svg:y="0.316cm" chart:style-name="ch2">
          <text:p>FM-Star</text:p>
        </chart:title>
        <chart:legend chart:legend-position="bottom" svg:x="4.435cm" svg:y="8.005cm" style:legend-expansion="wide" chart:style-name="ch3"/>
        <chart:plot-area chart:style-name="ch4" table:cell-range-address="Sheet1.C1:Sheet1.J2 Sheet1.B2:Sheet1.B2 Sheet1.B8:Sheet1.J9" chart:data-source-has-labels="both" svg:x="0.317cm" svg:y="1.301cm" svg:width="15.244cm" svg:height="5.543cm">
          <chartooo:coordinate-region svg:x="1.229cm" svg:y="1.5cm" svg:width="13.603cm" svg:height="4.697cm"/>
          <chart:axis chart:dimension="x" chart:name="primary-x" chart:style-name="ch5" chartooo:axis-type="auto">
            <chartooo:date-scale/>
            <chart:title svg:x="7.326cm" svg:y="7.024cm" chart:style-name="ch6">
              <text:p>graphId</text:p>
            </chart:title>
            <chart:categories table:cell-range-address="Sheet1.C1:Sheet1.J1"/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series chart:style-name="ch9" chart:values-cell-range-address="Sheet1.C2:Sheet1.J2" chart:label-cell-address="Sheet1.B2:Sheet1.B2" chart:class="chart:line">
            <chart:data-point chart:repeated="8"/>
          </chart:series>
          <chart:series chart:style-name="ch10" chart:values-cell-range-address="Sheet1.C8:Sheet1.J8" chart:label-cell-address="Sheet1.B8:Sheet1.B8" chart:class="chart:line">
            <chart:data-point chart:repeated="8"/>
          </chart:series>
          <chart:series chart:style-name="ch11" chart:values-cell-range-address="Sheet1.C9:Sheet1.J9" chart:label-cell-address="Sheet1.B9:Sheet1.B9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#1</text:p>
                <draw:g>
                  <svg:desc>Sheet1.C1:Sheet1.J1</svg:desc>
                </draw:g>
              </table:table-cell>
              <table:table-cell office:value-type="string">
                <text:p>#2</text:p>
              </table:table-cell>
              <table:table-cell office:value-type="string">
                <text:p>#3</text:p>
              </table:table-cell>
              <table:table-cell office:value-type="string">
                <text:p>#4</text:p>
              </table:table-cell>
              <table:table-cell office:value-type="string">
                <text:p>#5</text:p>
              </table:table-cell>
              <table:table-cell office:value-type="string">
                <text:p>#8</text:p>
              </table:table-cell>
              <table:table-cell office:value-type="string">
                <text:p>#test2-5</text:p>
              </table:table-cell>
              <table:table-cell office:value-type="string">
                <text:p>PMGraph</text:p>
              </table:table-cell>
            </table:table-row>
          </table:table-header-rows>
          <table:table-rows>
            <table:table-row>
              <table:table-cell office:value-type="string">
                <text:p>inputGraph</text:p>
                <draw:g>
                  <svg:desc>Sheet1.B2:Sheet1.B2</svg:desc>
                </draw:g>
              </table:table-cell>
              <table:table-cell office:value-type="float" office:value="0.92192">
                <text:p>0.92192</text:p>
                <draw:g>
                  <svg:desc>Sheet1.C2:Sheet1.J2</svg:desc>
                </draw:g>
              </table:table-cell>
              <table:table-cell office:value-type="float" office:value="0.93288">
                <text:p>0.93288</text:p>
              </table:table-cell>
              <table:table-cell office:value-type="float" office:value="0.8532">
                <text:p>0.8532</text:p>
              </table:table-cell>
              <table:table-cell office:value-type="float" office:value="0.93367">
                <text:p>0.93367</text:p>
              </table:table-cell>
              <table:table-cell office:value-type="float" office:value="0.94571">
                <text:p>0.94571</text:p>
              </table:table-cell>
              <table:table-cell office:value-type="float" office:value="0.94218">
                <text:p>0.94218</text:p>
              </table:table-cell>
              <table:table-cell office:value-type="float" office:value="0.8456">
                <text:p>0.84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tar1</text:p>
                <draw:g>
                  <svg:desc>Sheet1.B8:Sheet1.B8</svg:desc>
                </draw:g>
              </table:table-cell>
              <table:table-cell office:value-type="float" office:value="0.92192">
                <text:p>0.92192</text:p>
                <draw:g>
                  <svg:desc>Sheet1.C8:Sheet1.J8</svg:desc>
                </draw:g>
              </table:table-cell>
              <table:table-cell office:value-type="float" office:value="0.93288">
                <text:p>0.93288</text:p>
              </table:table-cell>
              <table:table-cell office:value-type="float" office:value="0.8532">
                <text:p>0.8532</text:p>
              </table:table-cell>
              <table:table-cell office:value-type="float" office:value="0.93367">
                <text:p>0.93367</text:p>
              </table:table-cell>
              <table:table-cell office:value-type="float" office:value="0.94583">
                <text:p>0.94583</text:p>
              </table:table-cell>
              <table:table-cell office:value-type="float" office:value="0.94218">
                <text:p>0.94218</text:p>
              </table:table-cell>
              <table:table-cell office:value-type="float" office:value="0.8456">
                <text:p>0.84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tar2</text:p>
                <draw:g>
                  <svg:desc>Sheet1.B9:Sheet1.B9</svg:desc>
                </draw:g>
              </table:table-cell>
              <table:table-cell office:value-type="float" office:value="0.92253">
                <text:p>0.92253</text:p>
                <draw:g>
                  <svg:desc>Sheet1.C9:Sheet1.J9</svg:desc>
                </draw:g>
              </table:table-cell>
              <table:table-cell office:value-type="float" office:value="0.93351">
                <text:p>0.93351</text:p>
              </table:table-cell>
              <table:table-cell office:value-type="float" office:value="0.85341">
                <text:p>0.85341</text:p>
              </table:table-cell>
              <table:table-cell office:value-type="float" office:value="0.93438">
                <text:p>0.93438</text:p>
              </table:table-cell>
              <table:table-cell office:value-type="float" office:value="0.94642">
                <text:p>0.94642</text:p>
              </table:table-cell>
              <table:table-cell office:value-type="float" office:value="0.94268">
                <text:p>0.94268</text:p>
              </table:table-cell>
              <table:table-cell office:value-type="float" office:value="0.84843">
                <text:p>0.8484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